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9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5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96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97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98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99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00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0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02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03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0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05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0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9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11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12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1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1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16" style:family="graphic" style:parent-style-name="objectwithoutfill">
      <style:graphic-properties draw:marker-end="Arrow" draw:marker-end-width="0.15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1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19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2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2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25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2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2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28" style:family="graphic" style:parent-style-name="standard">
      <style:graphic-properties draw:fill="none" draw:textarea-horizontal-align="left" draw:textarea-vertical-align="top" draw:auto-grow-height="false"/>
    </style:style>
    <style:style style:name="gr129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30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32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33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34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35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36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37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38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3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40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2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43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44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45" style:family="graphic" style:parent-style-name="objectwithoutfill">
      <style:graphic-properties draw:stroke="dash" draw:stroke-dash="Ultrafine_20_Dashed" draw:fill="none" draw:textarea-vertical-align="middle"/>
    </style:style>
    <style:style style:name="gr14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8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9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5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1" style:family="graphic" style:parent-style-name="objectwithoutfill">
      <style:graphic-properties draw:marker-end="Arrow" draw:marker-end-width="0.3cm" draw:fill="none" draw:textarea-vertical-align="middle"/>
    </style:style>
    <style:style style:name="gr152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53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55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6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6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93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11cm" svg:y1="13.929cm" svg:x2="10cm" svg:y2="15.129cm">
          <text:p text:style-name="P1"><text:span text:style-name="T22">0,6</text:span></text:p>
        </draw:line>
        <draw:line draw:style-name="gr97" draw:text-style-name="P23" draw:layer="layout" svg:x1="9.3cm" svg:y1="15.329cm" svg:x2="7.8cm" svg:y2="15.229cm">
          <text:p text:style-name="P1"><text:span text:style-name="T22">0,7</text:span></text:p>
        </draw:line>
        <draw:line draw:style-name="gr98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9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00" draw:text-style-name="P23" draw:layer="layout" svg:x1="10.9cm" svg:y1="23.4cm" svg:x2="9.9cm" svg:y2="24.6cm">
          <text:p text:style-name="P1"><text:span text:style-name="T22">0,8</text:span></text:p>
        </draw:line>
        <draw:line draw:style-name="gr101" draw:text-style-name="P23" draw:layer="layout" svg:x1="10.7cm" svg:y1="26.6cm" svg:x2="9.9cm" svg:y2="25.2cm">
          <text:p text:style-name="P1"><text:span text:style-name="T22">0,9</text:span></text:p>
        </draw:line>
        <draw:line draw:style-name="gr102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03" draw:text-style-name="P23" draw:layer="layout" svg:x1="12cm" svg:y1="25.1cm" svg:x2="10cm" svg:y2="24.9cm">
          <text:p text:style-name="P1">0,7</text:p>
        </draw:line>
        <draw:custom-shape draw:style-name="gr104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5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6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08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1" draw:style-name="dp1" draw:master-page-name="Default">
        <draw:custom-shape draw:style-name="gr109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3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4" draw:text-style-name="P1" draw:layer="layout" svg:x1="4.9cm" svg:y1="23.1cm" svg:x2="4.2cm" svg:y2="23.7cm">
          <text:p text:style-name="P1">0,7</text:p>
        </draw:line>
        <draw:line draw:style-name="gr115" draw:text-style-name="P1" draw:layer="layout" svg:x1="4.9cm" svg:y1="24.9cm" svg:x2="4.2cm" svg:y2="25.5cm">
          <text:p text:style-name="P1">0,9</text:p>
        </draw:line>
        <draw:line draw:style-name="gr115" draw:text-style-name="P1" draw:layer="layout" svg:x1="4.9cm" svg:y1="26.7cm" svg:x2="4.2cm" svg:y2="27.3cm">
          <text:p text:style-name="P1">-0,3</text:p>
        </draw:line>
        <draw:line draw:style-name="gr116" draw:text-style-name="P1" draw:layer="layout" svg:x1="4.2cm" svg:y1="22.3cm" svg:x2="4.9cm" svg:y2="22.8cm">
          <text:p/>
        </draw:line>
        <draw:line draw:style-name="gr116" draw:text-style-name="P1" draw:layer="layout" svg:x1="4.1cm" svg:y1="24.1cm" svg:x2="4.8cm" svg:y2="24.6cm">
          <text:p/>
        </draw:line>
        <draw:line draw:style-name="gr116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17" draw:layer="layout" svg:width="0.786cm" svg:height="0.729cm" svg:x="2.9cm" svg:y="21.3cm">
          <draw:text-box>
            <text:p>А</text:p>
          </draw:text-box>
        </draw:frame>
        <draw:frame draw:style-name="gr117" draw:layer="layout" svg:width="0.786cm" svg:height="0.729cm" svg:x="2.814cm" svg:y="23cm">
          <draw:text-box>
            <text:p>B</text:p>
          </draw:text-box>
        </draw:frame>
        <draw:frame draw:style-name="gr117" draw:layer="layout" svg:width="0.786cm" svg:height="0.729cm" svg:x="2.725cm" svg:y="24.9cm">
          <draw:text-box>
            <text:p>C</text:p>
          </draw:text-box>
        </draw:frame>
        <draw:frame draw:style-name="gr117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4cm" svg:y1="22.2cm" svg:x2="2.3cm" svg:y2="22.8cm">
          <text:p/>
        </draw:line>
        <draw:line draw:style-name="gr118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5cm" svg:y1="24cm" svg:x2="2.4cm" svg:y2="24.8cm">
          <text:p/>
        </draw:line>
        <draw:line draw:style-name="gr118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9.798cm" svg:y1="11.7cm" svg:x2="8.798cm" svg:y2="12.9cm">
          <text:p text:style-name="P1"><text:span text:style-name="T22">0,6</text:span></text:p>
        </draw:line>
        <draw:line draw:style-name="gr97" draw:text-style-name="P23" draw:layer="layout" svg:x1="8.098cm" svg:y1="13.1cm" svg:x2="6.598cm" svg:y2="13cm">
          <text:p text:style-name="P1"><text:span text:style-name="T22">0,7</text:span></text:p>
        </draw:line>
        <draw:line draw:style-name="gr98" draw:text-style-name="P25" draw:layer="layout" svg:x1="9.498cm" svg:y1="15cm" svg:x2="8.658cm" svg:y2="13.555cm">
          <text:p text:style-name="P24"><text:span text:style-name="T23">0,8</text:span></text:p>
        </draw:line>
        <draw:line draw:style-name="gr119" draw:text-style-name="P23" draw:layer="layout" svg:x1="12.098cm" svg:y1="9.5cm" svg:x2="10.398cm" svg:y2="11.1cm">
          <text:p text:style-name="P1"><text:span text:style-name="T22">0,8</text:span></text:p>
        </draw:line>
        <draw:line draw:style-name="gr120" draw:text-style-name="P23" draw:layer="layout" svg:x1="12.498cm" svg:y1="11.7cm" svg:x2="10.498cm" svg:y2="11.5cm">
          <text:p text:style-name="P1">0,7</text:p>
        </draw:line>
        <draw:line draw:style-name="gr101" draw:text-style-name="P23" draw:layer="layout" svg:x1="9.598cm" svg:y1="14.9cm" svg:x2="8.798cm" svg:y2="13.5cm">
          <text:p text:style-name="P1"><text:span text:style-name="T22">0,9</text:span></text:p>
        </draw:line>
        <draw:line draw:style-name="gr120" draw:text-style-name="P23" draw:layer="layout" svg:x1="13.198cm" svg:y1="15.5cm" svg:x2="10.068cm" svg:y2="15.37cm">
          <text:p text:style-name="P1"><text:span text:style-name="T22">0,4</text:span></text:p>
        </draw:line>
        <draw:line draw:style-name="gr121" draw:text-style-name="P23" draw:layer="layout" svg:x1="5.8cm" svg:y1="13.102cm" svg:x2="4.598cm" svg:y2="13.2cm">
          <text:p text:style-name="P1"><text:span text:style-name="T22">0,8</text:span></text:p>
        </draw:line>
        <draw:line draw:style-name="gr102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22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4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0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2" draw:style-name="dp1" draw:master-page-name="Default">
        <draw:frame draw:style-name="gr10" draw:text-style-name="P27" draw:layer="layout" svg:width="6.611cm" svg:height="0.729cm" svg:x="6.567cm" svg:y="2.2cm">
          <draw:text-box>
            <text:p><text:span text:style-name="T13">Почемучка (W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W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24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25" draw:text-style-name="P1" draw:layer="layout" svg:x1="8.398cm" svg:y1="7.5cm" svg:x2="11.798cm" svg:y2="7.5cm">
          <text:p/>
        </draw:line>
        <draw:custom-shape draw:style-name="gr126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W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W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27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25" draw:text-style-name="P1" draw:layer="layout" svg:x1="8.398cm" svg:y1="11.8cm" svg:x2="11.798cm" svg:y2="11.8cm">
          <text:p/>
        </draw:line>
        <draw:custom-shape draw:style-name="gr126" draw:text-style-name="P17" draw:layer="layout" svg:width="5.5cm" svg:height="1.402cm" svg:x="1.698cm" svg:y="12.898cm">
          <text:p text:style-name="P1"><text:span text:style-name="T16">{Запись записей W}</text:span><text:span text:style-name="T16"><text:line-break/></text:span><text:span text:style-name="T16">Фиксация from_data_W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W</text:span></text:p>
          <draw:enhanced-geometry svg:viewBox="0 0 21600 21600" draw:type="rectangle" draw:enhanced-path="M 0 0 L 21600 0 21600 21600 0 21600 0 0 Z N"/>
        </draw:custom-shape>
        <draw:frame draw:style-name="gr127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25" draw:text-style-name="P1" draw:layer="layout" svg:x1="8.398cm" svg:y1="15.799cm" svg:x2="11.798cm" svg:y2="15.799cm">
          <text:p/>
        </draw:line>
        <draw:custom-shape draw:style-name="gr126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4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29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30" draw:text-style-name="P1" draw:layer="layout" svg:x1="8.5cm" svg:y1="7.9cm" svg:x2="11.9cm" svg:y2="7.9cm">
          <text:p/>
        </draw:line>
        <draw:frame draw:style-name="gr131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32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25" draw:text-style-name="P1" draw:layer="layout" svg:x1="8.498cm" svg:y1="10.2cm" svg:x2="11.898cm" svg:y2="10.2cm">
          <text:p/>
        </draw:line>
        <draw:frame draw:style-name="gr132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33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31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31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31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31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29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25" draw:text-style-name="P1" draw:layer="layout" svg:x1="8.498cm" svg:y1="17.1cm" svg:x2="11.898cm" svg:y2="17.1cm">
          <text:p/>
        </draw:line>
        <draw:frame draw:style-name="gr132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33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29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32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25" draw:text-style-name="P1" draw:layer="layout" svg:x1="8.497cm" svg:y1="12.5cm" svg:x2="11.897cm" svg:y2="12.5cm">
          <text:p/>
        </draw:line>
        <draw:frame draw:style-name="gr132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33" draw:text-style-name="P1" draw:layer="layout" svg:x1="8.497cm" svg:y1="13.6cm" svg:x2="11.897cm" svg:y2="13.6cm">
          <text:p/>
        </draw:line>
        <draw:custom-shape draw:style-name="gr129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32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33" draw:text-style-name="P1" draw:layer="layout" svg:x1="8.499cm" svg:y1="20.2cm" svg:x2="11.899cm" svg:y2="20.2cm">
          <text:p/>
        </draw:line>
        <draw:frame draw:style-name="gr132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25" draw:text-style-name="P1" draw:layer="layout" svg:x1="8.498cm" svg:y1="21.2cm" svg:x2="11.898cm" svg:y2="21.2cm">
          <text:p/>
        </draw:line>
        <draw:custom-shape draw:style-name="gr134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35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36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40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41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42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42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42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42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43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5" draw:text-style-name="P1" draw:layer="layout" svg:x1="1.8cm" svg:y1="8cm" svg:x2="1.8cm" svg:y2="10cm">
          <text:p/>
        </draw:line>
        <draw:line draw:style-name="gr145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46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47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46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43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48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46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5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48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46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4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6" draw:style-name="dp1" draw:master-page-name="Default">
        <draw:custom-shape draw:style-name="gr149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0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1" draw:text-style-name="P1" draw:layer="layout" svg:x1="9.386cm" svg:y1="9.984cm" svg:x2="8.526cm" svg:y2="8.548cm">
          <text:p/>
        </draw:line>
        <draw:line draw:style-name="gr151" draw:text-style-name="P1" draw:layer="layout" svg:x1="9.404cm" svg:y1="6.796cm" svg:x2="12.167cm" svg:y2="6.795cm">
          <text:p/>
        </draw:line>
        <draw:custom-shape draw:style-name="gr106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50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0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6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6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4-12-22T00:05:12.657559644</dc:date>
    <meta:editing-duration>P5DT22H45M41S</meta:editing-duration>
    <meta:editing-cycles>316</meta:editing-cycles>
    <meta:document-statistic meta:object-count="779"/>
  </office:meta>
</office:document-meta>
</file>